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df46e" officeooo:paragraph-rsid="0016cd0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28a" officeooo:paragraph-rsid="0016cd0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e9de" officeooo:paragraph-rsid="0016cd0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755e" officeooo:paragraph-rsid="0016cd0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f22d" officeooo:paragraph-rsid="0016f22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e28a" officeooo:paragraph-rsid="0016cd0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ae28a" officeooo:paragraph-rsid="0016cd06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16pt" officeooo:rsid="000ae28a" officeooo:paragraph-rsid="0016cd06" style:font-size-asian="14pt" style:font-size-complex="16pt"/>
    </style:style>
    <style:style style:name="T1" style:family="text">
      <style:text-properties officeooo:rsid="0016cd06"/>
    </style:style>
    <style:style style:name="T2" style:family="text">
      <style:text-properties officeooo:rsid="0016f22d"/>
    </style:style>
    <style:style style:name="T3" style:family="text">
      <style:text-properties officeooo:rsid="00182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Büyük</text:span> Labirent</text:p>
      <text:p text:style-name="P2"/>
      <text:p text:style-name="P2"><text:span text:style-name="T1">Mürettebatına sahip çıkmalısın. Bu sefer de </text:span><text:span text:style-name="T3">Ahmet</text:span>, Kabasakal’ın <text:span text:style-name="T1">en yeni ve en tehlikeli</text:span> tuzağına düştü ve bir labirentte mahsur kaldı. Bu labirentten çıkmasına yardım etmen lazım. Ayrıca Ahmet’in az erzağı kaldı ve zorlu yollardan geçemeyebilir.</text:p>
      <text:p text:style-name="P2"/>
      <text:p text:style-name="P8">Girdi:</text:p>
      <text:p text:style-name="P2"/>
      <text:p text:style-name="P2">İlk satır üç sayıdan oluşuyor: n , m ve k. Satır , Sütun ve Erzak sayısı.</text:p>
      <text:p text:style-name="P2">Sonraki n satır boyunca labirent var. s1 – s2 - … - sn.</text:p>
      <text:p text:style-name="P2"/>
      <text:p text:style-name="P2">Labirentin duvarları # ile temsil edilirken yollar ise sayılar ile temsil edilir. <text:s/>Bu sayılar o yolun zorluk düzeyidir. Her yol zorluk düzeyi kadar erzak harcar. Ahmet’in erzağı sıfırın altına düşemez. Ahmet A ile temsil edilirken çıkış B ile temsil edilir.</text:p>
      <text:p text:style-name="P2"/>
      <text:p text:style-name="P8">Çıktı:</text:p>
      <text:p text:style-name="P8"/>
      <text:p text:style-name="P5">Eğer bir çıkış yolu yoksa ekrana -1 yazdırın.</text:p>
      <text:p text:style-name="P2"><text:span text:style-name="T2">Aksi halde i</text:span>lk satırda Ahmet’in alabileceği en kısa yolun uzunluğu olmalı. Bu uzunluğu yolların zorluğu etkilemez.</text:p>
      <text:p text:style-name="P2">Sonraki satırda ise Ahmet’in gideceği yol olmalıdır.</text:p>
      <text:p text:style-name="P2">Yukarı için “U”, Aşağı için “D”, Sağ için “R” ve Sol için “L”.</text:p>
      <text:p text:style-name="P3">Birden fazla çevap varsa istediğinizi ekrana yazdırabilirsiniz.</text:p>
      <text:p text:style-name="P2"/>
      <text:p text:style-name="P8">Örnek 1:</text:p>
      <text:p text:style-name="P8"/>
      <text:p text:style-name="P6">Girdi:</text:p>
      <text:p text:style-name="P8"/>
      <text:p text:style-name="P2">5 5 0</text:p>
      <text:p text:style-name="P2">#####</text:p>
      <text:p text:style-name="P2">#A00#</text:p>
      <text:p text:style-name="P2">###0#</text:p>
      <text:p text:style-name="P2">#B00#</text:p>
      <text:p text:style-name="P2">#####</text:p>
      <text:p text:style-name="P2"/>
      <text:p text:style-name="P2">Çıktı:</text:p>
      <text:p text:style-name="P2"/>
      <text:p text:style-name="P2">6</text:p>
      <text:p text:style-name="P2">RRDDL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Örnek 2:</text:p>
      <text:p text:style-name="P8"/>
      <text:p text:style-name="P6">Girdi:</text:p>
      <text:p text:style-name="P8"/>
      <text:p text:style-name="P2">7 7 10</text:p>
      <text:p text:style-name="P2">#######</text:p>
      <text:p text:style-name="P2">#A2200#</text:p>
      <text:p text:style-name="P2">#8#9#0#</text:p>
      <text:p text:style-name="P2">#3#0#3#</text:p>
      <text:p text:style-name="P2">#B00#1#</text:p>
      <text:p text:style-name="P2">#75200#</text:p>
      <text:p text:style-name="P2">#######</text:p>
      <text:p text:style-name="P2"/>
      <text:p text:style-name="P2">Çıktı:</text:p>
      <text:p text:style-name="P2"/>
      <text:p text:style-name="P4">13</text:p>
      <text:p text:style-name="P4">RRRRDDDDLLULL</text:p>
      <text:p text:style-name="P4"/>
      <text:p text:style-name="P1">Açıklama:</text:p>
      <text:p text:style-name="P1">8 olan yoldan giderse yol daha kısa oluyor ama 11 erzak tükettiği için kullanılamıyor.</text:p>
      <text:p text:style-name="P1">9 olan yolda 9’a kadar 4 erzak harcanıyor ve yeterli erzak kalmıyor.</text:p>
      <text:p text:style-name="P1">Kalan yolda ise 10 erzak harcanıyor ve Ahmet çıkşa ulaşıy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4:15:25.613844237</meta:creation-date>
    <dc:date>2024-02-07T14:17:16.464781276</dc:date>
    <meta:editing-duration>PT1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225" meta:character-count="1362" meta:non-whitespace-character-count="1175"/>
  </office:meta>
</office:document-meta>
</file>